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Liberation Sans" svg:font-family="Liberation Sans"/>
  </office:font-face-decls>
  <office:automatic-styles>
    <style:style style:parent-style-name="Default" style:data-style-name="" style:family="table-cell" style:name="ce3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/>
    </style:style>
    <style:style style:parent-style-name="Default" style:data-style-name="" style:family="table-cell" style:name="ce4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transparent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73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8.811cm" style:use-optimal-column-width="false" fo:break-before="auto"/>
    </style:style>
    <style:style style:family="table-column" style:name="co3">
      <style:table-column-properties style:column-width="2.487cm" style:use-optimal-column-width="false" fo:break-before="auto"/>
    </style:style>
    <style:style style:family="table-column" style:name="co4">
      <style:table-column-properties style:column-width="4.419cm" style:use-optimal-column-width="false" fo:break-before="auto"/>
    </style:style>
    <style:style style:family="table-column" style:name="co5">
      <style:table-column-properties style:column-width="2.381cm" style:use-optimal-column-width="false" fo:break-before="auto"/>
    </style:style>
    <style:style style:family="table-column" style:name="co6">
      <style:table-column-properties style:column-width="2.037cm" style:use-optimal-column-width="false" fo:break-before="auto"/>
    </style:style>
    <style:style style:family="table-column" style:name="co7">
      <style:table-column-properties style:column-width="2.037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font-family="Liberation Sans" fo:font-size="10pt" style:text-underline-type="none"/>
    </style:style>
    <style:style style:family="text" style:name="T2">
      <style:text-properties fo:font-family="Liberation Sans" fo:font-size="10pt" style:text-underline-type="none"/>
    </style:style>
    <style:style style:family="text" style:name="T3">
      <style:text-properties fo:font-family="Liberation Sans" fo:font-size="10pt" style:text-underline-type="none"/>
    </style:style>
    <style:style style:family="text" style:name="T4">
      <style:text-properties fo:font-family="Liberation Sans" fo:font-size="10pt" style:text-underline-type="none"/>
    </style:style>
    <style:style style:family="text" style:name="T5">
      <style:text-properties fo:font-family="Liberation Sans" fo:font-size="10pt" style:text-underline-type="none"/>
    </style:style>
    <style:style style:family="text" style:name="T6">
      <style:text-properties fo:font-family="Liberation Sans" fo:font-size="10pt" style:text-underline-type="none"/>
    </style:style>
    <style:style style:family="text" style:name="T7">
      <style:text-properties fo:font-family="Liberation Sans" fo:font-size="10pt" style:text-underline-type="none"/>
    </style:style>
    <style:style style:family="text" style:name="T8">
      <style:text-properties fo:font-family="Liberation Sans" fo:font-size="10pt" style:text-underline-type="none"/>
    </style:style>
    <style:style style:family="table-row" style:name="ro3">
      <style:table-row-properties style:row-height="12.8pt" style:use-optimal-row-height="false" fo:break-before="auto"/>
    </style:style>
    <style:style style:family="text" style:name="T9">
      <style:text-properties fo:color="#000000" fo:font-family="F" fo:font-size="10pt" fo:font-style="normal" style:text-underline-type="none" fo:font-weight="normal"/>
    </style:style>
    <style:style style:family="text" style:name="T10">
      <style:text-properties fo:font-family="Liberation Sans" fo:font-size="10pt" style:text-underline-type="none"/>
    </style:style>
    <style:style style:family="table-row" style:name="ro4">
      <style:table-row-properties style:row-height="12.8pt" style:use-optimal-row-height="false" fo:break-before="auto"/>
    </style:style>
    <style:style style:family="text" style:name="T11">
      <style:text-properties fo:color="#000000" fo:font-family="F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12">
      <style:text-properties fo:font-family="F" fo:font-size="10pt" style:text-underline-type="none"/>
    </style:style>
    <style:style style:family="table-row" style:name="ro6">
      <style:table-row-properties style:row-height="12.8pt" style:use-optimal-row-height="false" fo:break-before="auto"/>
    </style:style>
    <style:style style:family="text" style:name="T13">
      <style:text-properties fo:font-family="F" fo:font-size="10pt" style:text-underline-type="none"/>
    </style:style>
    <style:style style:family="table-row" style:name="ro7">
      <style:table-row-properties style:row-height="12.8pt" style:use-optimal-row-height="false" fo:break-before="auto"/>
    </style:style>
    <style:style style:family="text" style:name="T14">
      <style:text-properties fo:font-family="F" fo:font-size="10pt" style:text-underline-type="none"/>
    </style:style>
    <style:style style:family="table-row" style:name="ro8">
      <style:table-row-properties style:row-height="12.8pt" style:use-optimal-row-height="false" fo:break-before="auto"/>
    </style:style>
    <style:style style:family="text" style:name="T15">
      <style:text-properties fo:font-family="F" fo:font-size="10pt" style:text-underline-type="none"/>
    </style:style>
    <style:style style:family="text" style:name="T16">
      <style:text-properties fo:font-family="Liberation Sans" fo:font-size="10pt" style:text-underline-type="none"/>
    </style:style>
    <style:style style:family="table-row" style:name="ro9">
      <style:table-row-properties style:row-height="12.8pt" style:use-optimal-row-height="false" fo:break-before="auto"/>
    </style:style>
    <style:style style:family="text" style:name="T17">
      <style:text-properties fo:font-family="F" fo:font-size="10pt" style:text-underline-type="none"/>
    </style:style>
  </office:automatic-styles>
  <office:body>
    <office:spreadsheet>
      <table:table table:name="rangos_dimensiones_df" table:style-name="ta1">
        <table:table-column table:style-name="co2" table:default-cell-style-name="Default"/>
        <table:table-column table:style-name="co3" table:default-cell-style-name="Default"/>
        <table:table-column table:number-columns-repeated="4" table:style-name="co4" table:default-cell-style-name="Default"/>
        <table:table-column table:style-name="co5" table:default-cell-style-name="Default"/>
        <table:table-column table:number-columns-repeated="5" table:style-name="co6" table:default-cell-style-name="Default"/>
        <table:table-column table:number-columns-repeated="1012" table:style-name="co7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imension</text:span></text:p>
          </table:table-cell>
          <table:table-cell office:value-type="string">
            <text:p><text:span text:style-name="T2">Empieza_rang1</text:span></text:p>
          </table:table-cell>
          <table:table-cell office:value-type="string">
            <text:p><text:span text:style-name="T3">Termina_rang1_Empie_rang2</text:span></text:p>
          </table:table-cell>
          <table:table-cell office:value-type="string">
            <text:p><text:span text:style-name="T4">Termina_rang2_Empie_rang3</text:span></text:p>
          </table:table-cell>
          <table:table-cell office:value-type="string">
            <text:p><text:span text:style-name="T5">Termina_rang3_Empie_rang4</text:span></text:p>
          </table:table-cell>
          <table:table-cell office:value-type="string">
            <text:p><text:span text:style-name="T6">Termina_rang4_Empie_rang5</text:span></text:p>
          </table:table-cell>
          <table:table-cell office:value-type="string">
            <text:p><text:span text:style-name="T7">Termina_rang5</text:span></text:p>
          </table:table-cell>
          <table:table-cell table:number-columns-repeated="2"/>
          <table:table-cell office:value-type="string">
            <text:p><text:span text:style-name="T8">Administrativa</text:span></text:p>
          </table:table-cell>
          <table:table-cell table:number-columns-repeated="1024"/>
        </table:table-row>
        <table:table-row table:style-name="ro3">
          <table:table-cell table:style-name="ce4" office:value-type="string">
            <text:p><text:span text:style-name="T9">Administrativa</text:span>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.012">
            <text:p>0.012</text:p>
          </table:table-cell>
          <table:table-cell office:value-type="float" office:value="0.021999999999999999">
            <text:p>0.021999999999999999</text:p>
          </table:table-cell>
          <table:table-cell office:value-type="float" office:value="0.033000000000000002">
            <text:p>0.033000000000000002</text:p>
          </table:table-cell>
          <table:table-cell office:value-type="float" office:value="0.045999999999999999">
            <text:p>0.045999999999999999</text:p>
          </table:table-cell>
          <table:table-cell office:value-type="float" office:value="0.14699999999999999">
            <text:p>0.14699999999999999</text:p>
          </table:table-cell>
          <table:table-cell table:number-columns-repeated="2"/>
          <table:table-cell office:value-type="float" office:value="0.0040000000000000001">
            <text:p>0.0040000000000000001</text:p>
          </table:table-cell>
          <table:table-cell office:value-type="float" office:value="0.012">
            <text:p>0.012</text:p>
          </table:table-cell>
          <table:table-cell office:value-type="string">
            <text:p><text:span text:style-name="T10">Bajo</text:span></text:p>
          </table:table-cell>
          <table:table-cell table:number-columns-repeated="1024"/>
        </table:table-row>
        <table:table-row table:style-name="ro4">
          <table:table-cell table:style-name="ce4" office:value-type="string">
            <text:p><text:span text:style-name="T11">Alimentación, restauración y hostelería</text:span>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.0070000000000000001">
            <text:p>0.0070000000000000001</text:p>
          </table:table-cell>
          <table:table-cell office:value-type="float" office:value="0.010999999999999999">
            <text:p>0.010999999999999999</text:p>
          </table:table-cell>
          <table:table-cell office:value-type="float" office:value="0.042999999999999997">
            <text:p>0.042999999999999997</text:p>
          </table:table-cell>
          <table:table-cell table:number-columns-repeated="2"/>
          <table:table-cell office:value-type="float" office:value="0.012">
            <text:p>0.012</text:p>
          </table:table-cell>
          <table:table-cell office:value-type="float" office:value="0.021999999999999999">
            <text:p>0.021999999999999999</text:p>
          </table:table-cell>
          <table:table-cell table:number-columns-repeated="1024"/>
        </table:table-row>
        <table:table-row table:style-name="ro5">
          <table:table-cell office:value-type="string">
            <text:p><text:span text:style-name="T12">Conectividad y Transporte</text:span></text:p>
          </table:table-cell>
          <table:table-cell office:value-type="float" office:value="0.012999999999999999">
            <text:p>0.012999999999999999</text:p>
          </table:table-cell>
          <table:table-cell office:value-type="float" office:value="0.035000000000000003">
            <text:p>0.035000000000000003</text:p>
          </table:table-cell>
          <table:table-cell office:value-type="float" office:value="0.056000000000000001">
            <text:p>0.056000000000000001</text:p>
          </table:table-cell>
          <table:table-cell office:value-type="float" office:value="0.14000000000000001">
            <text:p>0.14000000000000001</text:p>
          </table:table-cell>
          <table:table-cell office:value-type="float" office:value="0.216">
            <text:p>0.216</text:p>
          </table:table-cell>
          <table:table-cell office:value-type="float" office:value="0.34399999999999997">
            <text:p>0.34399999999999997</text:p>
          </table:table-cell>
          <table:table-cell table:number-columns-repeated="2"/>
          <table:table-cell office:value-type="float" office:value="0.021999999999999999">
            <text:p>0.021999999999999999</text:p>
          </table:table-cell>
          <table:table-cell office:value-type="float" office:value="0.033000000000000002">
            <text:p>0.033000000000000002</text:p>
          </table:table-cell>
          <table:table-cell table:number-columns-repeated="1024"/>
        </table:table-row>
        <table:table-row table:style-name="ro6">
          <table:table-cell office:value-type="string">
            <text:p><text:span text:style-name="T13">Educación</text:span></text:p>
          </table:table-cell>
          <table:table-cell office:value-type="float" office:value="0.28699999999999998">
            <text:p>0.28699999999999998</text:p>
          </table:table-cell>
          <table:table-cell office:value-type="float" office:value="2.8929999999999998">
            <text:p>2.8929999999999998</text:p>
          </table:table-cell>
          <table:table-cell office:value-type="float" office:value="6.8280000000000003">
            <text:p>6.8280000000000003</text:p>
          </table:table-cell>
          <table:table-cell office:value-type="float" office:value="12.760999999999999">
            <text:p>12.760999999999999</text:p>
          </table:table-cell>
          <table:table-cell office:value-type="float" office:value="32.003999999999998">
            <text:p>32.003999999999998</text:p>
          </table:table-cell>
          <table:table-cell office:value-type="float" office:value="71.414000000000001">
            <text:p>71.414000000000001</text:p>
          </table:table-cell>
          <table:table-cell table:number-columns-repeated="2"/>
          <table:table-cell office:value-type="float" office:value="0.033000000000000002">
            <text:p>0.033000000000000002</text:p>
          </table:table-cell>
          <table:table-cell office:value-type="float" office:value="0.045999999999999999">
            <text:p>0.045999999999999999</text:p>
          </table:table-cell>
          <table:table-cell table:number-columns-repeated="1024"/>
        </table:table-row>
        <table:table-row table:style-name="ro7">
          <table:table-cell office:value-type="string">
            <text:p><text:span text:style-name="T14">Salud</text:span></text:p>
          </table:table-cell>
          <table:table-cell office:value-type="float" office:value="0">
            <text:p>0</text:p>
          </table:table-cell>
          <table:table-cell office:value-type="float" office:value="0.044999999999999998">
            <text:p>0.044999999999999998</text:p>
          </table:table-cell>
          <table:table-cell office:value-type="float" office:value="0.14699999999999999">
            <text:p>0.14699999999999999</text:p>
          </table:table-cell>
          <table:table-cell office:value-type="float" office:value="0.255">
            <text:p>0.255</text:p>
          </table:table-cell>
          <table:table-cell office:value-type="float" office:value="0.64600000000000002">
            <text:p>0.64600000000000002</text:p>
          </table:table-cell>
          <table:table-cell office:value-type="float" office:value="1.0680000000000001">
            <text:p>1.0680000000000001</text:p>
          </table:table-cell>
          <table:table-cell table:number-columns-repeated="2"/>
          <table:table-cell office:value-type="float" office:value="0.045999999999999999">
            <text:p>0.045999999999999999</text:p>
          </table:table-cell>
          <table:table-cell office:value-type="float" office:value="0.14699999999999999">
            <text:p>0.14699999999999999</text:p>
          </table:table-cell>
          <table:table-cell table:number-columns-repeated="1024"/>
        </table:table-row>
        <table:table-row table:style-name="ro8">
          <table:table-cell office:value-type="string">
            <text:p><text:span text:style-name="T15">Seguridad</text:span>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4699999999999999">
            <text:p>0.14699999999999999</text:p>
          </table:table-cell>
          <table:table-cell office:value-type="float" office:value="0.14699999999999999">
            <text:p>0.14699999999999999</text:p>
          </table:table-cell>
          <table:table-cell office:value-type="string">
            <text:p><text:span text:style-name="T16">Alto</text:span></text:p>
          </table:table-cell>
          <table:table-cell table:number-columns-repeated="1024"/>
        </table:table-row>
        <table:table-row table:style-name="ro9">
          <table:table-cell office:value-type="string">
            <text:p><text:span text:style-name="T17">Financiera</text:span></text:p>
          </table:table-cell>
          <table:table-cell office:value-type="float" office:value="0">
            <text:p>0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.012999999999999999">
            <text:p>0.012999999999999999</text:p>
          </table:table-cell>
          <table:table-cell office:value-type="float" office:value="0.021000000000000001">
            <text:p>0.021000000000000001</text:p>
          </table:table-cell>
          <table:table-cell office:value-type="float" office:value="0.051999999999999998">
            <text:p>0.051999999999999998</text:p>
          </table:table-cell>
          <table:table-cell office:value-type="float" office:value="0.086999999999999994">
            <text:p>0.086999999999999994</text:p>
          </table:table-cell>
          <table:table-cell table:number-columns-repeated="1024"/>
        </table:table-row>
        <table:table-row table:number-rows-repeated="56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  <style:footer-style>
        <style:header-footer-properties svg:height="0.762cm" fo:min-height="0.762cm"/>
      </style:footer-style>
    </style:page-layout>
    <style:style style:data-style-name="" style:family="table-cell" style:name="ce1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/>
    </style:style>
    <style:style style:family="text" style:name="T18">
      <style:text-properties/>
    </style:style>
  </office:automatic-styles>
  <office:master-styles>
    <style:master-page style:name="MasterPage1" style:page-layout-name="Mpm1">
      <style:footer>
        <text:span text:style-name="T18">Página 1</text:spa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4.1.36</meta:generator>
  </office:meta>
</office:document-meta>
</file>